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09C7EF3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brown-title">
      <style:graphic-properties draw:auto-grow-height="true" fo:min-height="3.507cm"/>
    </style:style>
    <style:style style:name="pr2" style:family="presentation" style:parent-style-name="lyt-brown-notes">
      <style:graphic-properties draw:fill-color="#ffffff" draw:auto-grow-height="true" fo:min-height="12.573cm"/>
    </style:style>
    <style:style style:name="pr3" style:family="presentation" style:parent-style-name="lyt-brown-title">
      <style:graphic-properties fo:min-height="3.256cm"/>
    </style:style>
    <style:style style:name="pr4" style:family="presentation" style:parent-style-name="lyt-brown-subtitle">
      <style:graphic-properties draw:fill-color="#ffffff" fo:min-height="13.61cm"/>
    </style:style>
    <style:style style:name="pr5" style:family="presentation" style:parent-style-name="lyt-brown-notes">
      <style:graphic-properties draw:fill-color="#ffffff" fo:min-height="12.322cm"/>
    </style:style>
    <style:style style:name="P1" style:family="paragraph">
      <style:text-properties fo:color="#ffffff" fo:font-size="26pt" style:font-size-asian="26pt" style:font-size-complex="26pt"/>
    </style:style>
    <style:style style:name="P2" style:family="paragraph">
      <style:paragraph-properties fo:text-align="start"/>
    </style:style>
    <style:style style:name="P3" style:family="paragraph">
      <style:text-properties fo:font-size="40pt" style:font-size-asian="40pt" style:font-size-complex="40pt"/>
    </style:style>
    <style:style style:name="P4" style:family="paragraph">
      <style:text-properties fo:font-size="32pt" style:font-size-asian="32pt" style:font-size-complex="32pt"/>
    </style:style>
    <style:style style:name="P5" style:family="paragraph">
      <style:text-properties fo:color="#ffffff" fo:font-size="32pt" style:font-size-asian="32pt" style:font-size-complex="32pt"/>
    </style:style>
    <style:style style:name="T1" style:family="text">
      <style:text-properties fo:color="#ffffff" fo:font-size="26pt" style:font-size-asian="26pt" style:font-size-complex="26pt"/>
    </style:style>
    <style:style style:name="T2" style:family="text">
      <style:text-properties fo:font-size="40pt" style:font-size-asian="40pt" style:font-size-complex="40pt"/>
    </style:style>
    <style:style style:name="T3" style:family="text">
      <style:text-properties fo:color="#ffffff"/>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rown" presentation:presentation-page-layout-name="AL1T0">
        <office:forms form:automatic-focus="false" form:apply-design-mode="false"/>
        <draw:frame presentation:style-name="pr1" draw:layer="layout" svg:width="25.199cm" svg:height="3.507cm" svg:x="1.4cm" svg:y="0.837cm" presentation:class="title">
          <draw:text-box>
            <text:p>AGENDA!</text:p>
          </draw:text-box>
        </draw:frame>
        <draw:frame draw:style-name="gr1" draw:text-style-name="P1" draw:layer="layout" svg:width="6.433cm" svg:height="1.276cm" svg:x="2.54cm" svg:y="4.445cm">
          <draw:text-box>
            <text:p><text:span text:style-name="T1">Memory Verse</text:span></text:p>
          </draw:text-box>
        </draw:frame>
        <draw:frame draw:style-name="gr1" draw:text-style-name="P1" draw:layer="layout" svg:width="11.64cm" svg:height="1.276cm" svg:x="2.54cm" svg:y="6.985cm">
          <draw:text-box>
            <text:p><text:span text:style-name="T1">Next week, Items to Collect</text:span></text:p>
          </draw:text-box>
        </draw:frame>
        <draw:frame draw:style-name="gr1" draw:text-style-name="P1" draw:layer="layout" svg:width="8.63cm" svg:height="1.276cm" svg:x="2.54cm" svg:y="9.525cm">
          <draw:text-box>
            <text:p><text:span text:style-name="T1">Review, Hebrews 2 </text:span></text:p>
          </draw:text-box>
        </draw:frame>
        <presentation:notes draw:style-name="dp2">
          <draw:page-thumbnail draw:style-name="gr2" draw:layer="layout" svg:width="15.265cm" svg:height="10.476cm" svg:x="3.16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Memory Verse</text:p>
          </draw:text-box>
        </draw:frame>
        <draw:frame presentation:style-name="pr4" draw:text-style-name="P3" draw:layer="layout" svg:width="25.199cm" svg:height="13.61cm" svg:x="1.4cm" svg:y="5.039cm" presentation:class="subtitle">
          <draw:text-box>
            <text:p text:style-name="P2"><text:span text:style-name="T2">Hebrews 1:1, 2 </text:span></text:p>
            <text:p><text:span text:style-name="T2">1 Long ___, at many ____ and in many ways, ___ spoke to our fathers by the prophets, 2 but in ____ ___ ____ he has spoken to us by his Son, whom he appointed the heir of all things, through whom also he created the world.</text:span></text:p>
          </draw:text-box>
        </draw:frame>
        <presentation:notes draw:style-name="dp2">
          <draw:page-thumbnail draw:style-name="gr2" draw:layer="layout" svg:width="15.265cm" svg:height="10.476cm" svg:x="3.16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Hebrews Chapter 2.</text:p>
          </draw:text-box>
        </draw:frame>
        <draw:frame draw:style-name="gr1" draw:text-style-name="P5" draw:layer="layout" svg:width="21.77cm" svg:height="4.049cm" svg:x="2.36cm" svg:y="4.841cm">
          <draw:text-box>
            <text:p text:style-name="P4"><text:span text:style-name="T3">Completes Chapter 1: because Christ is a </text:span></text:p>
            <text:p text:style-name="P4"><text:span text:style-name="T3">superior revelation, we should not neglect </text:span></text:p>
            <text:p text:style-name="P4"><text:span text:style-name="T3">the salvation He makes available to us.</text:span></text:p>
          </draw:text-box>
        </draw:frame>
        <draw:frame draw:style-name="gr1" draw:text-style-name="P5" draw:layer="layout" svg:width="24.543cm" svg:height="2.783cm" svg:x="2.673cm" svg:y="10.548cm">
          <draw:text-box>
            <text:p text:style-name="P5"><text:span text:style-name="T3">As in Chapter 1, this chapter also uses scripture</text:span></text:p>
            <text:p text:style-name="P5"><text:span text:style-name="T3">to testify to the superiority of Christ.</text:span></text:p>
          </draw:text-box>
        </draw:frame>
        <draw:frame draw:style-name="gr1" draw:text-style-name="P5" draw:layer="layout" svg:width="24.988cm" svg:height="5.315cm" svg:x="2.54cm" svg:y="15.24cm">
          <draw:text-box>
            <text:p text:style-name="P4"><text:span text:style-name="T3">In Chapter 1, Christ is presented as the superior </text:span></text:p>
            <text:p text:style-name="P4"><text:span text:style-name="T3">revelation, and as superior to angels. <text:s/>Chapter 2 </text:span></text:p>
            <text:p text:style-name="P4"><text:span text:style-name="T3">presents Christ as King over all, despite being </text:span></text:p>
            <text:p text:style-name="P4"><text:span text:style-name="T3">made a man. <text:s/>The point.......................?????</text:span></text:p>
          </draw:text-box>
        </draw:frame>
        <presentation:notes draw:style-name="dp2">
          <draw:page-thumbnail draw:style-name="gr2" draw:layer="layout" svg:width="15.265cm" svg:height="10.476cm" svg:x="3.16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Hebrews 2 con't.</text:p>
          </draw:text-box>
        </draw:frame>
        <draw:frame draw:style-name="gr1" draw:text-style-name="P5" draw:layer="layout" svg:width="22.215cm" svg:height="1.517cm" svg:x="1.905cm" svg:y="5.08cm">
          <draw:text-box>
            <text:p text:style-name="P4"><text:span text:style-name="T3">...Jesus is exalted, and his actions exalt us!</text:span></text:p>
          </draw:text-box>
        </draw:frame>
        <draw:frame draw:style-name="gr3" draw:text-style-name="P1" draw:id="id1" draw:layer="layout" svg:width="9.525cm" svg:height="3.326cm" svg:x="1.27cm" svg:y="7.469cm">
          <draw:text-box>
            <text:p text:style-name="P1"><text:span text:style-name="T1">Christ is the destroyer of death, because he is superior in his flesh</text:span></text:p>
          </draw:text-box>
        </draw:frame>
        <draw:frame draw:style-name="gr1" draw:text-style-name="P1" draw:id="id2" draw:layer="layout" svg:width="12.199cm" svg:height="2.301cm" svg:x="13.335cm" svg:y="7.62cm">
          <draw:text-box>
            <text:p text:style-name="P4"><text:span text:style-name="T1">Christ is the freer, he makes </text:span></text:p>
            <text:p text:style-name="P4"><text:span text:style-name="T1">us free by being in the flesh</text:span></text:p>
          </draw:text-box>
        </draw:frame>
        <draw:frame draw:style-name="gr1" draw:text-style-name="P1" draw:id="id3" draw:layer="layout" svg:width="10.611cm" svg:height="5.376cm" svg:x="1.27cm" svg:y="12.065cm">
          <draw:text-box>
            <text:p text:style-name="P4"><text:span text:style-name="T1">Jesus is like us in every</text:span></text:p>
            <text:p text:style-name="P4"><text:span text:style-name="T1">way, so that he becomes</text:span></text:p>
            <text:p text:style-name="P4"><text:span text:style-name="T1">a High Priest for us, and</text:span></text:p>
            <text:p text:style-name="P4"><text:span text:style-name="T1">makes atonement for </text:span></text:p>
            <text:p text:style-name="P4"><text:span text:style-name="T1">our sins.</text:span></text:p>
          </draw:text-box>
        </draw:frame>
        <draw:frame draw:style-name="gr1" draw:text-style-name="P1" draw:id="id4" draw:layer="layout" svg:width="12.101cm" svg:height="3.326cm" svg:x="13.869cm" svg:y="12.065cm">
          <draw:text-box>
            <text:p text:style-name="P4"><text:span text:style-name="T1">Jesus suffered while </text:span></text:p>
            <text:p text:style-name="P4"><text:span text:style-name="T1">tempted, and in his suffering</text:span></text:p>
            <text:p text:style-name="P4"><text:span text:style-name="T1">we find he is able to help us.</text:span></text:p>
          </draw:text-box>
        </draw:frame>
        <anim:par presentation:node-type="timing-root">
          <anim:seq presentation:node-type="main-sequence">
            <anim:par smil:begin="next">
              <anim:par smil:begin="0s">
                <anim:iterate smil:begin="0s" smil:fill="hold" presentation:node-type="on-click" presentation:preset-class="entrance" presentation:preset-id="ooo-entrance-fade-in-and-swivel" smil:targetElement="id1" anim:sub-item="text" anim:iterate-type="by-letter" anim:iterate-interval="0.2s">
                  <anim:set smil:begin="0s" smil:dur="0.0005s" smil:fill="hold" smil:attributeName="visibility" smil:to="visible"/>
                  <anim:transitionFilter smil:dur="1s" smil:type="fade" smil:subtype="crossfade"/>
                  <anim:animate smil:dur="1s" smil:fill="hold" smil:attributeName="width" smil:values="0;1" smil:keyTimes="0;1" anim:formula="width*sin(2.5*pi*$)"/>
                  <anim:animate smil:dur="1s" smil:fill="hold" smil:attributeName="height" smil:values="height;height" smil:keyTimes="0;1"/>
                </anim:iterate>
              </anim:par>
              <anim:par smil:begin="14.6s">
                <anim:iterate smil:begin="0s" smil:fill="hold" presentation:node-type="after-previous" presentation:preset-class="entrance" presentation:preset-id="ooo-entrance-fade-in-and-swivel" smil:targetElement="id2" anim:sub-item="text" anim:iterate-type="by-letter" anim:iterate-interval="0.2s">
                  <anim:set smil:begin="0s" smil:dur="0.0005s" smil:fill="hold" smil:attributeName="visibility" smil:to="visible"/>
                  <anim:transitionFilter smil:dur="1s" smil:type="fade" smil:subtype="crossfade"/>
                  <anim:animate smil:dur="1s" smil:fill="hold" smil:attributeName="width" smil:values="0;1" smil:keyTimes="0;1" anim:formula="width*sin(2.5*pi*$)"/>
                  <anim:animate smil:dur="1s" smil:fill="hold" smil:attributeName="height" smil:values="height;height" smil:keyTimes="0;1"/>
                </anim:iterate>
              </anim:par>
              <anim:par smil:begin="27.2s">
                <anim:iterate smil:begin="0s" smil:fill="hold" presentation:node-type="after-previous" presentation:preset-class="entrance" presentation:preset-id="ooo-entrance-fade-in-and-swivel" smil:targetElement="id3" anim:sub-item="text" anim:iterate-type="by-letter" anim:iterate-interval="0.2s">
                  <anim:set smil:begin="0s" smil:dur="0.0005s" smil:fill="hold" smil:attributeName="visibility" smil:to="visible"/>
                  <anim:transitionFilter smil:dur="1s" smil:type="fade" smil:subtype="crossfade"/>
                  <anim:animate smil:dur="1s" smil:fill="hold" smil:attributeName="width" smil:values="0;1" smil:keyTimes="0;1" anim:formula="width*sin(2.5*pi*$)"/>
                  <anim:animate smil:dur="1s" smil:fill="hold" smil:attributeName="height" smil:values="height;height" smil:keyTimes="0;1"/>
                </anim:iterate>
              </anim:par>
              <anim:par smil:begin="48.4s">
                <anim:iterate smil:begin="0s" smil:fill="hold" presentation:node-type="after-previous" presentation:preset-class="entrance" presentation:preset-id="ooo-entrance-fade-in-and-swivel" smil:targetElement="id4" anim:sub-item="text" anim:iterate-type="by-letter" anim:iterate-interval="0.2s">
                  <anim:set smil:begin="0s" smil:dur="0.0005s" smil:fill="hold" smil:attributeName="visibility" smil:to="visible"/>
                  <anim:transitionFilter smil:dur="1s" smil:type="fade" smil:subtype="crossfade"/>
                  <anim:animate smil:dur="1s" smil:fill="hold" smil:attributeName="width" smil:values="0;1" smil:keyTimes="0;1" anim:formula="width*sin(2.5*pi*$)"/>
                  <anim:animate smil:dur="1s" smil:fill="hold" smil:attributeName="height" smil:values="height;height" smil:keyTimes="0;1"/>
                </anim:iterate>
              </anim:par>
            </anim:par>
          </anim:seq>
        </anim:par>
        <presentation:notes draw:style-name="dp2">
          <draw:page-thumbnail draw:style-name="gr2" draw:layer="layout" svg:width="15.265cm" svg:height="10.476cm" svg:x="3.16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lyt-brown" presentation:presentation-page-layout-name="AL1T0">
        <office:forms form:automatic-focus="false" form:apply-design-mode="false"/>
        <draw:frame presentation:style-name="pr3" draw:layer="layout" svg:width="25.199cm" svg:height="3.256cm" svg:x="1.4cm" svg:y="0.962cm" presentation:class="title">
          <draw:text-box>
            <text:p>Hebrews 2:14-18</text:p>
          </draw:text-box>
        </draw:frame>
        <draw:frame presentation:style-name="pr4" draw:layer="layout" svg:width="25.199cm" svg:height="13.61cm" svg:x="1.4cm" svg:y="5.038cm" presentation:class="subtitle" presentation:user-transformed="true">
          <draw:text-box>
            <text:p text:style-name="P2"><text:s/><text:span text:style-name="T4"><text:s/></text:span><text:span text:style-name="T4">14 Since therefore the children share in flesh and blood, he himself likewise partook of the same things, that through death he might destroy the one who has the power of death, that is, the devil, <text:s/>15 and deliver all those who through fear of death were subject to lifelong slavery. <text:s/>16 For surely it is not angels that he helps, but he helps the offspring of Abraham. <text:s/>17 Therefore he had to be made like his brothers in every respect, so that he might become a merciful and faithful high priest in the service of God, to make propitiation for the sins of the people. 18 For because he himself has suffered when tempted, he is able to help those who are being tempted. </text:span></text:p>
            <text:p/>
          </draw:text-box>
        </draw:frame>
        <presentation:notes draw:style-name="dp2">
          <draw:page-thumbnail draw:style-name="gr2" draw:layer="layout" svg:width="15.265cm" svg:height="10.476cm" svg:x="3.16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lyt-brown" presentation:presentation-page-layout-name="AL2T19">
        <office:forms form:automatic-focus="false" form:apply-design-mode="false"/>
        <draw:frame presentation:style-name="pr3" draw:layer="layout" svg:width="25.199cm" svg:height="3.256cm" svg:x="1.4cm" svg:y="0.962cm" presentation:class="title">
          <draw:text-box>
            <text:p>For Next week:</text:p>
          </draw:text-box>
        </draw:frame>
        <draw:frame draw:style-name="gr1" draw:text-style-name="P1" draw:layer="layout" svg:width="6.797cm" svg:height="1.276cm" svg:x="2.425cm" svg:y="8.255cm">
          <draw:text-box>
            <text:p><text:span text:style-name="T1">Assemble bags</text:span></text:p>
          </draw:text-box>
        </draw:frame>
        <draw:frame draw:style-name="gr1" draw:text-style-name="P1" draw:layer="layout" svg:width="6.433cm" svg:height="1.276cm" svg:x="1.905cm" svg:y="10.671cm">
          <draw:text-box>
            <text:p><text:span text:style-name="T1">Memory Verse</text:span></text:p>
          </draw:text-box>
        </draw:frame>
        <draw:frame draw:style-name="gr1" draw:text-style-name="P1" draw:layer="layout" svg:width="19.158cm" svg:height="1.276cm" svg:x="2.54cm" svg:y="5.715cm">
          <draw:text-box>
            <text:p text:style-name="P4"><text:span text:style-name="T1">Torrence in charge of our days and our lives...</text:span></text:p>
          </draw:text-box>
        </draw:frame>
        <presentation:notes draw:style-name="dp2">
          <draw:page-thumbnail draw:style-name="gr2" draw:layer="layout" svg:width="15.265cm" svg:height="10.476cm" svg:x="3.161cm" svg:y="2.123cm" draw:page-number="6"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9" xlink:href="Pictures/10000000000003200000025809C7EF3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ashapes9"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rown" style:page-layout-name="PM1" draw:style-name="Mdp1">
      <office:forms form:automatic-focus="false" form:apply-design-mode="false"/>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6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0">
        <office:forms form:automatic-focus="false" form:apply-design-mode="false"/>
        <draw:page-thumbnail presentation:style-name="lyt-brown-title" draw:layer="backgroundobjects" svg:width="15.265cm" svg:height="10.476cm" svg:x="3.161cm" svg:y="2.123cm" presentation:class="page"/>
        <draw:frame presentation:style-name="lyt-brown-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30T16:54:05</meta:creation-date>
    <meta:editing-duration>PT01H34M54S</meta:editing-duration>
    <meta:editing-cycles>13</meta:editing-cycles>
    <dc:date>2009-09-20T13:32:32</dc:date>
    <meta:generator>OpenOffice.org/3.0$Unix OpenOffice.org_project/300m15$Build-9379</meta:generator>
    <meta:document-statistic meta:object-count="55"/>
    <meta:user-defined meta:name="Info 1"/>
    <meta:user-defined meta:name="Info 2"/>
    <meta:user-defined meta:name="Info 3"/>
    <meta:user-defined meta:name="Info 4"/>
  </office:meta>
</office:document-meta>
</file>